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4">maingamelp</text:span></text:p>
      <text:p text:style-name="P16"><text:tab/>dec a</text:p>
      <text:p text:style-name="P16"><text:tab/>ld (killed),a</text:p>
      <text:p text:style-name="P16"><text:tab/>jp nz,<text:span text:style-name="T4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52"><text:tab/>and %01000111</text:p>
      <text:p text:style-name="P16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6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16">;;;;;;;;;;;;;;;;;;;;;;;;;;;;;;;;;;;;;;;;;;;;;;;;;;;;MACHINES</text:p>
      <text:p text:style-name="P16"/>
      <text:p text:style-name="P33">resetmachines</text:p>
      <text:p text:style-name="P33"><text:tab/>ld a,(ix+var1)</text:p>
      <text:p text:style-name="P16"><text:tab/>rlca</text:p>
      <text:p text:style-name="P16"><text:tab/>ld b,a</text:p>
      <text:p text:style-name="P16"><text:tab/>ld a,(ix+colour)</text:p>
      <text:p text:style-name="P16"><text:tab/>and %01111101</text:p>
      <text:p text:style-name="P16"><text:tab/>ld c,a</text:p>
      <text:p text:style-name="P16"><text:tab/>ld a,(ix+var1)</text:p>
      <text:p text:style-name="P16"><text:tab/>rrca</text:p>
      <text:p text:style-name="P16"><text:tab/>or c</text:p>
      <text:p text:style-name="P16"><text:tab/>or b</text:p>
      <text:p text:style-name="P16"><text:tab/>ld (ix+colour),a</text:p>
      <text:p text:style-name="P16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70">portswitchrou</text:p>
      <text:p text:style-name="P70"><text:tab/>ld a,(pickup)</text:p>
      <text:p text:style-name="P69"><text:tab/>and a</text:p>
      <text:p text:style-name="P69"><text:tab/>ret z</text:p>
      <text:p text:style-name="P69"><text:tab/>call collidewithdizzy16</text:p>
      <text:p text:style-name="P69"><text:tab/>ret nc</text:p>
      <text:p text:style-name="P69"><text:tab/>ld a,(ix+var1)</text:p>
      <text:p text:style-name="P69"><text:tab/>and a</text:p>
      <text:p text:style-name="P69"><text:soft-page-break/><text:tab/>ret nz</text:p>
      <text:p text:style-name="P69"><text:tab/>xor a</text:p>
      <text:p text:style-name="P69"><text:tab/>ld (pickup),a</text:p>
      <text:p text:style-name="P69"><text:tab/>ld a,-2</text:p>
      <text:p text:style-name="P69"><text:tab/>ld (porthere+var1),a</text:p>
      <text:p text:style-name="P69"><text:tab/>ld a,2</text:p>
      <text:p text:style-name="P69"><text:tab/>ld (porthere+delay),a</text:p>
      <text:p text:style-name="P69"><text:tab/>ld a,1</text:p>
      <text:p text:style-name="P69"><text:tab/>ld (ix+var1),a</text:p>
      <text:p text:style-name="P69"><text:tab/>ld hl,throwswitchmess</text:p>
      <text:p text:style-name="P69"><text:tab/>jp windowrou</text:p>
      <text:p text:style-name="P69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8T22:05:30.419914626</dc:date>
    <meta:editing-duration>P2DT4H40M18S</meta:editing-duration>
    <meta:editing-cycles>180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